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center" draw:textarea-vertical-align="middle"/>
      <style:paragraph-properties style:writing-mode="lr-tb"/>
    </style:style>
    <style:style style:name="gr2" style:family="graphic" style:parent-style-name="standard">
      <style:graphic-properties draw:fill="solid" draw:fill-color="#ff3333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961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dcff"/>
      <style:paragraph-properties fo:margin-left="0cm" fo:margin-right="0cm" fo:text-align="center" fo:text-indent="0cm"/>
      <style:text-properties fo:font-size="10pt"/>
    </style:style>
    <style:style style:name="P3" style:family="paragraph">
      <loext:graphic-properties draw:fill="solid" draw:fill-color="#ff3333"/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solid" draw:fill-color="#00dc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2.698cm" svg:height="1.588cm" svg:x="16.302cm" svg:y="4.912cm">
          <text:p text:style-name="P1"><text:span text:style-name="T1">VGA controller</text:span></text:p>
        </draw:rect>
        <draw:rect draw:style-name="gr2" draw:text-style-name="P3" xml:id="id2" draw:id="id2" draw:layer="layout" svg:width="2.198cm" svg:height="3.5cm" svg:x="5cm" svg:y="4cm">
          <text:p text:style-name="P1"><text:span text:style-name="T1">SDRAM </text:span></text:p>
          <text:p text:style-name="P1"><text:span text:style-name="T1">controller</text:span></text:p>
        </draw:rect>
        <draw:rect draw:style-name="gr3" draw:text-style-name="P4" xml:id="id1" draw:id="id1" draw:layer="layout" svg:width="2.698cm" svg:height="1.588cm" svg:x="9.302cm" svg:y="9.5cm">
          <text:p text:style-name="P1"><text:span text:style-name="T1">Game of life</text:span></text:p>
          <text:p text:style-name="P1"><text:span text:style-name="T1">display module</text:span></text:p>
        </draw:rect>
        <draw:rect draw:style-name="gr3" draw:text-style-name="P4" draw:layer="layout" svg:width="7cm" svg:height="1.588cm" svg:x="5cm" svg:y="12.5cm">
          <text:p text:style-name="P1"><text:span text:style-name="T1">Game of life</text:span></text:p>
          <text:p text:style-name="P1"><text:span text:style-name="T1">compute module</text:span></text:p>
        </draw:rect>
        <draw:rect draw:style-name="gr3" draw:text-style-name="P4" xml:id="id4" draw:id="id4" draw:layer="layout" svg:width="2.698cm" svg:height="1.588cm" svg:x="5cm" svg:y="9.5cm">
          <text:p text:style-name="P1"><text:span text:style-name="T1">Game of life</text:span></text:p>
          <text:p text:style-name="P1"><text:span text:style-name="T1">state memory</text:span></text:p>
        </draw:rect>
        <draw:rect draw:style-name="gr2" draw:text-style-name="P3" draw:layer="layout" svg:width="2.698cm" svg:height="1.588cm" svg:x="9.302cm" svg:y="3.912cm">
          <text:p text:style-name="P1"><text:span text:style-name="T1">Picture display</text:span></text:p>
          <text:p text:style-name="P1"><text:span text:style-name="T1">controller</text:span></text:p>
        </draw:rect>
        <draw:rect draw:style-name="gr2" draw:text-style-name="P3" xml:id="id5" draw:id="id5" draw:layer="layout" svg:width="2.698cm" svg:height="1.588cm" svg:x="9.302cm" svg:y="5.912cm">
          <text:p text:style-name="P1"><text:span text:style-name="T1">Picture</text:span></text:p>
          <text:p text:style-name="P1"><text:span text:style-name="T1">downloader</text:span></text:p>
        </draw:rect>
        <draw:custom-shape draw:style-name="gr4" draw:text-style-name="P5" draw:layer="layout" svg:width="3.5cm" svg:height="1.251cm" draw:transform="rotate (1.5711453926453) translate (14.001cm 7.5cm)">
          <text:p/>
          <draw:enhanced-geometry svg:viewBox="0 0 21600 21600" draw:mirror-horizontal="false" draw:mirror-vertical="true" draw:glue-points="?f6 10800 10800 21600 ?f5 10800 10800 0" draw:text-areas="?f3 ?f3 ?f4 ?f4" draw:type="trapezoid" draw:modifiers="6021.593830334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6" draw:layer="layout" svg:x1="12cm" svg:y1="10.294cm" svg:x2="13.864cm" svg:y2="6.747cm" draw:start-shape="id1" draw:start-glue-point="1" svg:d="M12000 10294h1183v-3547h681" svg:viewBox="0 0 1865 3548">
          <text:p/>
        </draw:connector>
        <draw:line draw:style-name="gr5" draw:text-style-name="P6" draw:layer="layout" svg:x1="12cm" svg:y1="4.7cm" svg:x2="14cm" svg:y2="4.7cm">
          <text:p/>
        </draw:line>
        <draw:line draw:style-name="gr5" draw:text-style-name="P6" draw:layer="layout" svg:x1="15.265cm" svg:y1="5.711cm" svg:x2="16.265cm" svg:y2="5.711cm">
          <text:p/>
        </draw:line>
        <draw:line draw:style-name="gr5" draw:text-style-name="P6" draw:layer="layout" svg:x1="9.3cm" svg:y1="6.7cm" svg:x2="7.3cm" svg:y2="6.7cm">
          <text:p/>
        </draw:line>
        <draw:line draw:style-name="gr5" draw:text-style-name="P6" draw:layer="layout" svg:x1="7.3cm" svg:y1="4.7cm" svg:x2="9.3cm" svg:y2="4.7cm">
          <text:p/>
        </draw:line>
        <draw:line draw:style-name="gr5" draw:text-style-name="P6" draw:layer="layout" svg:x1="10.5cm" svg:y1="11.1cm" svg:x2="10.5cm" svg:y2="12.5cm">
          <text:p/>
        </draw:line>
        <draw:line draw:style-name="gr6" draw:text-style-name="P6" draw:layer="layout" svg:x1="6.3cm" svg:y1="11cm" svg:x2="6.3cm" svg:y2="12.5cm">
          <text:p/>
        </draw:line>
        <draw:line draw:style-name="gr5" draw:text-style-name="P6" draw:layer="layout" svg:x1="7.753cm" svg:y1="10.293cm" svg:x2="9.3cm" svg:y2="10.3cm">
          <text:p/>
        </draw:line>
        <draw:connector draw:style-name="gr6" draw:text-style-name="P6" draw:layer="layout" draw:type="line" svg:x1="2.805cm" svg:y1="5.742cm" svg:x2="5cm" svg:y2="5.75cm" draw:end-shape="id2" svg:d="M2805 5742l2195 8" svg:viewBox="0 0 2196 9">
          <text:p/>
        </draw:connector>
        <draw:rect draw:style-name="gr3" draw:text-style-name="P4" xml:id="id3" draw:id="id3" draw:layer="layout" svg:width="2.698cm" svg:height="1.588cm" svg:x="1.5cm" svg:y="9.5cm">
          <text:p text:style-name="P1"><text:span text:style-name="T1">Grid</text:span></text:p>
          <text:p text:style-name="P1"><text:span text:style-name="T1">downloader</text:span></text:p>
        </draw:rect>
        <draw:connector draw:style-name="gr5" draw:text-style-name="P6" draw:layer="layout" svg:x1="4.198cm" svg:y1="10.294cm" svg:x2="5cm" svg:y2="10.294cm" draw:start-shape="id3" draw:start-glue-point="1" draw:end-shape="id4" draw:end-glue-point="3" svg:d="M4198 10294h802" svg:viewBox="0 0 803 1">
          <text:p/>
        </draw:connector>
        <draw:connector draw:style-name="gr5" draw:text-style-name="P6" draw:layer="layout" svg:x1="1.958cm" svg:y1="7.753cm" svg:x2="2.849cm" svg:y2="9.5cm" draw:end-shape="id3" draw:end-glue-point="0" svg:d="M1958 7753v623h891v1124" svg:viewBox="0 0 892 1748">
          <text:p/>
        </draw:connector>
        <draw:connector draw:style-name="gr5" draw:text-style-name="P6" draw:layer="layout" svg:x1="2.858cm" svg:y1="8.758cm" svg:x2="10.651cm" svg:y2="7.5cm" draw:end-shape="id5" draw:end-glue-point="2" svg:d="M2858 8758v-378h7793v-880" svg:viewBox="0 0 7794 1259">
          <text:p/>
        </draw:connector>
        <draw:frame draw:style-name="gr7" draw:text-style-name="P8" draw:layer="layout" svg:width="2.509cm" svg:height="1.039cm" svg:x="1.491cm" svg:y="4.5cm">
          <draw:text-box>
            <text:p text:style-name="P7"><text:span text:style-name="T1">To/from </text:span></text:p>
            <text:p text:style-name="P7"><text:span text:style-name="T1">SDRAM chip</text:span></text:p>
          </draw:text-box>
        </draw:frame>
        <draw:frame draw:style-name="gr8" draw:text-style-name="P8" draw:layer="layout" svg:width="2.5cm" svg:height="1.039cm" svg:x="1.478cm" svg:y="6.824cm">
          <draw:text-box>
            <text:p text:style-name="P7"><text:span text:style-name="T1">From RS232</text:span></text:p>
            <text:p text:style-name="P7"><text:span text:style-name="T1">input</text:span></text:p>
          </draw:text-box>
        </draw:frame>
        <draw:frame draw:style-name="gr9" draw:text-style-name="P8" draw:layer="layout" svg:width="3.461cm" svg:height="1.039cm" svg:x="10.562cm" svg:y="11.16cm">
          <draw:text-box>
            <text:p text:style-name="P7"><text:span text:style-name="T1">Line start, line end </text:span></text:p>
            <text:p text:style-name="P7"><text:span text:style-name="T1">notification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4.2$Windows_X86_64 LibreOffice_project/60da17e045e08f1793c57c00ba83cdfce946d0aa</meta:generator>
    <meta:initial-creator>Vitaly Chipounov</meta:initial-creator>
    <meta:creation-date>2007-06-25T14:39:19</meta:creation-date>
    <dc:date>2020-01-12T14:49:16.364000000</dc:date>
    <dc:language>fr-FR</dc:language>
    <meta:editing-cycles>6</meta:editing-cycles>
    <meta:editing-duration>PT1H20M30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